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Fin_20_de_20_línea_20_1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Fin_20_de_20_línea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4pt" fo:font-style="italic" style:letter-kerning="true" style:font-family-asian="'WenQuanYi Micro Hei'" style:font-family-generic-asian="system" style:font-pitch-asian="variable" style:font-size-asian="18pt" style:font-style-asian="italic" style:font-family-complex="'Lohit Hindi'" style:font-family-generic-complex="system" style:font-pitch-complex="variable" style:font-size-complex="18pt" style:font-style-complex="italic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2" draw:id="id2" draw:layer="layout" svg:width="4.925cm" svg:height="2.4cm" svg:x="0.571cm" svg:y="1.075cm">
          <text:p text:style-name="P1"><text:span text:style-name="T1">&lt;&lt;abstract&gt;&gt;</text:span></text:p>
          <text:p text:style-name="P1"><text:span text:style-name="T1">js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925cm" svg:height="2.4cm" svg:x="0.553cm" svg:y="5.075cm">
          <text:p text:style-name="P3">&lt;&lt;abstract&gt;&gt;</text:p>
          <text:p text:style-name="P3">jsEOIndividua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925cm" svg:height="2.4cm" svg:x="3.676cm" svg:y="9.6cm">
          <text:p text:style-name="P3">jsEO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926cm" svg:height="2.4cm" svg:x="6.739cm" svg:y="3.6cm">
          <text:p text:style-name="P3">&lt;&lt;abstract&gt;&gt;</text:p>
          <text:p text:style-name="P3">jsEOAlgorith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8" draw:id="id18" draw:layer="layout" svg:width="4.925cm" svg:height="2.4cm" svg:x="20.1cm" svg:y="10cm">
          <text:p text:style-name="P1"><text:span text:style-name="T2">JsEO</text:span><text:span text:style-name="T2"><text:line-break/></text:span><text:span text:style-name="T2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016cm" svg:y1="5.075cm" svg:x2="3.034cm" svg:y2="3.475cm" draw:start-shape="id1" draw:start-glue-point="4" draw:end-shape="id2" draw:end-glue-point="6" svg:d="m3016 5075 18-1600" svg:viewBox="0 0 19 1601">
          <text:p/>
        </draw:connector>
        <draw:connector draw:style-name="gr4" draw:text-style-name="P4" draw:layer="layout" svg:x1="9.214cm" svg:y1="6.6cm" svg:x2="6.139cm" svg:y2="9.6cm" draw:start-shape="id3" draw:start-glue-point="6" draw:end-shape="id4" draw:end-glue-point="4" svg:d="m9214 6600v1501h-3075v1499" svg:viewBox="0 0 3076 3001">
          <text:p/>
        </draw:connector>
        <draw:custom-shape draw:style-name="gr5" draw:text-style-name="P4" xml:id="id3" draw:id="id3" draw:layer="layout" svg:width="0.547cm" svg:height="0.6cm" svg:x="8.94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5" draw:id="id5" draw:layer="layout" svg:width="0.429cm" svg:height="0.4cm" svg:x="3.247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0.255cm -0.038cm" svg:x1="3.247cm" svg:y1="10.8cm" svg:x2="3.016cm" svg:y2="7.475cm" draw:start-shape="id5" draw:start-glue-point="5" draw:end-shape="id1" draw:end-glue-point="6" svg:d="m3247 10800h-247v-1800h16v-1525" svg:viewBox="0 0 248 3326">
          <text:p/>
        </draw:connector>
        <draw:custom-shape draw:style-name="gr2" draw:text-style-name="P4" xml:id="id6" draw:id="id6" draw:layer="layout" svg:width="4.925cm" svg:height="2.4cm" svg:x="20.075cm" svg:y="1.1cm">
          <text:p text:style-name="P1"><text:span text:style-name="T2">jsEO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20.075cm" svg:y1="2.3cm" svg:x2="11.665cm" svg:y2="4.8cm" draw:start-shape="id6" draw:end-shape="id7" svg:d="m20075 2300-8410 2500" svg:viewBox="0 0 8411 2501">
          <text:p/>
        </draw:connector>
        <draw:custom-shape draw:style-name="gr2" draw:text-style-name="P4" xml:id="id8" draw:id="id8" draw:layer="layout" svg:width="4.925cm" svg:height="2.4cm" svg:x="23cm" svg:y="6.4cm">
          <text:p text:style-name="P1"><text:span text:style-name="T2">jsEOBit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9" draw:id="id9" draw:layer="layout" svg:width="5.472cm" svg:height="2.4cm" svg:x="16.128cm" svg:y="6.3cm">
          <text:p text:style-name="P1"><text:span text:style-name="T2">jsEOFloatVector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25.463cm" svg:y1="6.4cm" svg:x2="23.293cm" svg:y2="3.813cm" draw:start-shape="id8" draw:start-glue-point="4" svg:d="m25463 6400-2170-2587" svg:viewBox="0 0 2171 2588">
          <text:p/>
        </draw:connector>
        <draw:connector draw:style-name="gr7" draw:text-style-name="P4" draw:layer="layout" draw:type="line" svg:x1="18.864cm" svg:y1="6.3cm" svg:x2="21.529cm" svg:y2="3.658cm" draw:start-shape="id9" draw:start-glue-point="4" svg:d="m18864 6300 2665-2642" svg:viewBox="0 0 2666 2643">
          <text:p/>
        </draw:connector>
        <draw:custom-shape draw:style-name="gr1" draw:text-style-name="P2" xml:id="id17" draw:id="id17" draw:layer="layout" svg:width="4.925cm" svg:height="2.401cm" svg:x="9.974cm" svg:y="9.599cm">
          <text:p text:style-name="P3">&lt;&lt;abstract&gt;&gt;</text:p>
          <text:p text:style-name="P3">jsEOOp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0" draw:id="id10" draw:layer="layout" svg:width="4.925cm" svg:height="2.401cm" svg:x="1cm" svg:y="13.799cm">
          <text:p text:style-name="P1"><text:span text:style-name="T2">jsEOBS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1" draw:id="id11" draw:layer="layout" svg:width="4.925cm" svg:height="2.401cm" svg:x="3cm" svg:y="16.8cm">
          <text:p text:style-name="P1"><text:span text:style-name="T2">jsEOBS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2" draw:id="id12" draw:layer="layout" svg:width="4.925cm" svg:height="2.401cm" svg:x="11.475cm" svg:y="18.199cm">
          <text:p text:style-name="P1"><text:span text:style-name="T2">jsEOFV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3" draw:id="id13" draw:layer="layout" svg:width="4.925cm" svg:height="2.401cm" svg:x="8.1cm" svg:y="15.2cm">
          <text:p text:style-name="P1"><text:span text:style-name="T2">jsEOFV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4" draw:id="id14" draw:layer="layout" svg:width="4.925cm" svg:height="2.401cm" svg:x="16.875cm" svg:y="18.199cm">
          <text:p text:style-name="P1"><text:span text:style-name="T2">JsEO</text:span><text:span text:style-name="T2"><text:line-break/></text:span><text:span text:style-name="T2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6" draw:id="id16" draw:layer="layout" svg:width="4.925cm" svg:height="2.401cm" svg:x="22.475cm" svg:y="12.6cm">
          <text:p text:style-name="P1"><text:span text:style-name="T2">jsEOSend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5" draw:id="id15" draw:layer="layout" svg:width="4.925cm" svg:height="2.401cm" svg:x="19.6cm" svg:y="15.399cm">
          <text:p text:style-name="P1"><text:span text:style-name="T2">jsGet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3.463cm" svg:y1="13.799cm" svg:x2="10.479cm" svg:y2="12.218cm" draw:start-shape="id10" draw:start-glue-point="4" svg:d="m3463 13799 7016-1581" svg:viewBox="0 0 7017 1582">
          <text:p/>
        </draw:connector>
        <draw:connector draw:style-name="gr7" draw:text-style-name="P1" draw:layer="layout" draw:type="line" svg:x1="5.463cm" svg:y1="16.8cm" svg:x2="11.361cm" svg:y2="12.244cm" draw:start-shape="id11" draw:start-glue-point="4" svg:d="m5463 16800 5898-4556" svg:viewBox="0 0 5899 4557">
          <text:p/>
        </draw:connector>
        <draw:connector draw:style-name="gr7" draw:text-style-name="P1" draw:layer="layout" draw:type="line" svg:x1="13.938cm" svg:y1="18.199cm" svg:x2="12.606cm" svg:y2="12.322cm" draw:start-shape="id12" draw:start-glue-point="4" svg:d="m13938 18199-1332-5877" svg:viewBox="0 0 1333 5878">
          <text:p/>
        </draw:connector>
        <draw:connector draw:style-name="gr7" draw:text-style-name="P1" draw:layer="layout" draw:type="line" svg:x1="10.563cm" svg:y1="15.2cm" svg:x2="11.854cm" svg:y2="12.27cm" draw:start-shape="id13" draw:start-glue-point="4" svg:d="m10563 15200 1291-2930" svg:viewBox="0 0 1292 2931">
          <text:p/>
        </draw:connector>
        <draw:connector draw:style-name="gr7" draw:text-style-name="P1" draw:layer="layout" draw:type="line" svg:x1="19.338cm" svg:y1="18.199cm" svg:x2="13.125cm" svg:y2="12.322cm" draw:start-shape="id14" draw:start-glue-point="4" svg:d="m19338 18199-6213-5877" svg:viewBox="0 0 6214 5878">
          <text:p/>
        </draw:connector>
        <draw:connector draw:style-name="gr7" draw:text-style-name="P1" draw:layer="layout" draw:type="line" svg:x1="22.063cm" svg:y1="15.399cm" svg:x2="13.696cm" svg:y2="12.192cm" draw:start-shape="id15" draw:start-glue-point="4" svg:d="m22063 15399-8367-3207" svg:viewBox="0 0 8368 3208">
          <text:p/>
        </draw:connector>
        <draw:connector draw:style-name="gr7" draw:text-style-name="P1" draw:layer="layout" draw:type="line" svg:x1="22.475cm" svg:y1="13.8cm" svg:x2="14.889cm" svg:y2="12.218cm" draw:start-shape="id16" svg:d="m22475 13800-7586-1582" svg:viewBox="0 0 7587 1583">
          <text:p/>
        </draw:connector>
        <draw:connector draw:style-name="gr4" draw:text-style-name="P4" draw:layer="layout" svg:x1="9.214cm" svg:y1="6.6cm" svg:x2="12.437cm" svg:y2="9.599cm" draw:start-shape="id3" draw:start-glue-point="6" draw:end-shape="id17" draw:end-glue-point="4" svg:d="m9214 6600v1500h3223v1499" svg:viewBox="0 0 3224 3000">
          <text:p/>
        </draw:connector>
        <draw:connector draw:style-name="gr7" draw:text-style-name="P1" draw:layer="layout" draw:type="line" svg:x1="20.1cm" svg:y1="11.2cm" svg:x2="15.148cm" svg:y2="11.491cm" draw:start-shape="id18" draw:start-glue-point="5" svg:d="m20100 11200-4952 291" svg:viewBox="0 0 4953 292">
          <text:p/>
        </draw:connector>
        <draw:connector draw:style-name="gr4" draw:text-style-name="P1" draw:layer="layout" draw:type="line" svg:x1="22.538cm" svg:y1="3.5cm" svg:x2="22.563cm" svg:y2="10cm" draw:start-shape="id6" draw:start-glue-point="6" draw:end-shape="id18" draw:end-glue-point="4" svg:d="m22538 3500 25 6500" svg:viewBox="0 0 26 6501">
          <text:p/>
        </draw:connector>
        <draw:frame draw:style-name="gr8" draw:text-style-name="P5" draw:layer="layout" svg:width="3.571cm" svg:height="0.725cm" svg:x="5.315cm" svg:y="7.475cm">
          <draw:text-box>
            <text:p><text:span text:style-name="T3">Makes to evolve</text:span></text:p>
          </draw:text-box>
        </draw:frame>
        <draw:frame draw:style-name="gr8" draw:text-style-name="P5" draw:layer="layout" svg:width="2.623cm" svg:height="0.725cm" svg:x="10.829cm" svg:y="7.5cm">
          <draw:text-box>
            <text:p><text:span text:style-name="T3">Uses some</text:span></text:p>
          </draw:text-box>
        </draw:frame>
        <draw:frame draw:style-name="gr8" draw:text-style-name="P5" draw:layer="layout" svg:width="3.029cm" svg:height="1.199cm" svg:x="0cm" svg:y="8.275cm">
          <draw:text-box>
            <text:p><text:span text:style-name="T3">Is composed </text:span><text:span text:style-name="T3"><text:line-break/></text:span><text:span text:style-name="T3"> <text:s text:c="6"/>of</text:span></text:p>
          </draw:text-box>
        </draw:frame>
        <draw:frame draw:style-name="gr8" draw:text-style-name="P5" draw:layer="layout" svg:width="1.467cm" svg:height="0.725cm" svg:x="22.4cm" svg:y="5.275cm">
          <draw:text-box>
            <text:p><text:span text:style-name="T3">Uses</text:span></text:p>
          </draw:text-box>
        </draw:frame>
        <draw:custom-shape draw:style-name="gr9" draw:text-style-name="P1" draw:layer="layout" svg:width="15.547cm" svg:height="12.2cm" svg:x="0.253cm" svg:y="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125cm" svg:height="0.6cm" svg:x="0.249cm" svg:y="0.2cm">
          <text:p text:style-name="P6"><text:span text:style-name="T3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íctor Santos</meta:initial-creator>
    <meta:creation-date>2013-11-07T16:08:55</meta:creation-date>
    <dc:date>2013-11-08T13:59:17</dc:date>
    <dc:creator>Víctor Santos</dc:creator>
    <meta:editing-duration>PT29M33S</meta:editing-duration>
    <meta:editing-cycles>4</meta:editing-cycles>
    <meta:generator>LibreOffice/3.5$Linux_X86_64 LibreOffice_project/350m1$Build-2</meta:generator>
    <meta:document-statistic meta:object-count="63"/>
  </office:meta>
</office:document-meta>
</file>